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Lorem ipsum dolor sit amet, consectetur adipiscing elit. Suspendisse facilisis tortor arcu, sit amet sagittis leo auctor ac. Vestibulum porta rhoncus vestibulum. Morbi varius mollis tortor ac suscipit. Etiam tempor scelerisque tortor, vitae ultrices ipsum aliquet sed. Donec blandit tempus justo, sed consectetur felis vestibulum non. Nulla tellus justo, fermentum eu dictum et, eleifend vel odio. Morbi in elementum dolor. In aliquam ex nulla, ut lacinia neque rhoncus ut. Praesent porta eget turpis id semper. Phasellus id urna feugiat, rutrum dui ut, tincidunt arcu. Ut ut risus sagittis, tincidunt massa sed, ultrices nunc. Vivamus quis vulputate elit, ut efficitur tortor. Nunc sagittis enim a tellus mattis, vitae porttitor enim porttitor.</text:p>
      <text:p text:style-name="Standard"/>
      <text:p text:style-name="Standard">Nulla volutpat felis vel dolor tincidunt, at tincidunt nibh aliquet. Vestibulum scelerisque nec eros in efficitur. Cras pharetra enim arcu, sed placerat tortor dapibus sit amet. Proin finibus finibus sapien. Duis sit amet purus eu leo scelerisque auctor ut non ex. Nunc egestas, mauris in feugiat auctor, nulla massa sagittis nisl, ut eleifend metus dolor vel tellus. Sed tincidunt enim egestas molestie rutrum. Suspendisse faucibus erat mauris, id lacinia mauris iaculis sit amet. Lorem ipsum dolor sit amet, consectetur adipiscing elit. Mauris dapibus erat felis, sit amet lobortis nibh consequat a. Nullam sodales lectus nibh, sed imperdiet nisl volutpat a. Integer sed iaculis urna, et aliquet lorem.</text:p>
      <text:p text:style-name="Standard"/>
      <text:p text:style-name="Standard">Donec non ligula ut lorem posuere convallis. Suspendisse tempor viverra magna. Phasellus sollicitudin arcu mi, quis ultricies nunc auctor a. Vestibulum ut mi suscipit, pulvinar lectus at, fringilla turpis. Praesent facilisis in quam eget faucibus. Morbi viverra viverra erat at egestas. Quisque mattis sapien sit amet lectus congue, vel venenatis sem volutpat. Donec tincidunt magna rhoncus neque fringilla eleifend. Duis pretium enim in metus egestas aliquet. In sed tortor ac lorem interdum interdum. Aenean sed odio id eros semper semper et in leo.</text:p>
      <text:p text:style-name="Standard"/>
      <text:p text:style-name="Standard">Mauris in ipsum tincidunt risus vestibulum efficitur nec a eros. Sed porttitor justo metus, ut mattis est porta et. Lorem ipsum dolor sit amet, consectetur adipiscing elit. Vestibulum tempor quis metus eu varius. Duis sodales varius lectus dignissim maximus. Mauris vitae neque hendrerit, scelerisque sapien eget, varius magna. Curabitur pulvinar massa urna, at ultricies lorem tempor aliquet. Vestibulum sit amet ullamcorper neque, porttitor sagittis nisi. Maecenas eget tortor sed est convallis placerat. Etiam dolor dolor, tincidunt porttitor ex a, pulvinar volutpat elit. Integer efficitur dolor in felis sagittis tincidunt. Mauris sit amet nibh erat. Quisque vestibulum vitae ligula non dignissim. Donec pellentesque consequat augue eget tincidunt. Nullam pulvinar nunc vitae tortor aliquet, eu fermentum velit convallis.</text:p>
      <text:p text:style-name="Standard"/>
      <text:p text:style-name="Standard">Nullam a tempus mi. Integer placerat, urna sed volutpat hendrerit, est sapien posuere augue, eget rutrum ipsum leo sit amet libero. Nullam scelerisque massa vel tellus consequat elementum. Mauris pretium ligula ut mi aliquam, in mattis ex molestie. Nulla pulvinar rhoncus purus. Suspendisse metus purus, euismod vitae tempor a, iaculis iaculis leo. Suspendisse est orci, consequat at orci hendrerit, dignissim tristique eros. Mauris et lacus facilisis, fermentum elit viverra, fringilla felis. Sed sed lacus ante. Suspendisse in fermentum nisi, vel gravida tellus.</text:p>
      <text:p text:style-name="Standard"/>
      <text:p text:style-name="Standard">Cras congue posuere mi, a lobortis magna. Quisque blandit vulputate molestie. Proin non justo gravida, tempus felis sit amet, aliquet magna. Praesent tincidunt est lectus, vel bibendum enim vulputate et. Pellentesque vulputate ipsum non nisi eleifend, ac congue orci pellentesque. Praesent sit amet ligula rutrum, vestibulum tortor in, aliquet ante. Phasellus gravida dapibus posuere. Interdum et malesuada fames ac ante ipsum primis in faucibus. Mauris egestas ligula risus, id viverra turpis euismod molestie. Nulla facilisi. Mauris vel semper magna, in ultrices lacus. Nulla varius arcu vitae tortor mollis pellentesqu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1:00:44.373061041</meta:creation-date>
    <dc:date>2024-03-25T11:03:22.239351257</dc:date>
    <meta:editing-duration>PT2M38S</meta:editing-duration>
    <meta:editing-cycles>1</meta:editing-cycles>
    <meta:document-statistic meta:table-count="0" meta:image-count="0" meta:object-count="0" meta:page-count="1" meta:paragraph-count="6" meta:word-count="587" meta:character-count="4014" meta:non-whitespace-character-count="3432"/>
    <meta:generator>LibreOffice/7.6.5.2$Linux_X86_64 LibreOffice_project/38d5f62f85355c192ef5f1dd47c5c0c0c6d6598b</meta:generator>
  </office:meta>
</office:document-meta>
</file>